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6pt" style:font-size-asian="26pt" style:font-size-complex="26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ParágrafodaLista" style:list-style-name="LFO1" style:family="paragraph">
      <style:paragraph-properties fo:text-align="justify"/>
    </style:style>
    <style:style style:name="T4" style:parent-style-name="Tipodeletrapredefinidodoparágrafo" style:family="text">
      <style:text-properties fo:background-color="#00FF00"/>
    </style:style>
    <style:style style:name="P5" style:parent-style-name="ParágrafodaLista" style:list-style-name="LFO1" style:family="paragraph">
      <style:paragraph-properties fo:text-align="justify"/>
      <style:text-properties fo:background-color="#00FF00"/>
    </style:style>
    <style:style style:name="P6" style:parent-style-name="ParágrafodaLista" style:list-style-name="LFO1" style:family="paragraph">
      <style:paragraph-properties fo:text-align="justify"/>
      <style:text-properties fo:background-color="#00FF00"/>
    </style:style>
    <style:style style:name="P7" style:parent-style-name="ParágrafodaLista" style:list-style-name="LFO1" style:family="paragraph">
      <style:paragraph-properties fo:text-align="justify"/>
      <style:text-properties fo:background-color="#00FF00"/>
    </style:style>
    <style:style style:name="P8" style:parent-style-name="ParágrafodaLista" style:list-style-name="LFO1" style:family="paragraph">
      <style:paragraph-properties fo:text-align="justify"/>
      <style:text-properties fo:background-color="#00FF00"/>
    </style:style>
    <style:style style:name="P9" style:parent-style-name="ParágrafodaLista" style:list-style-name="LFO1" style:family="paragraph">
      <style:paragraph-properties fo:text-align="justify"/>
    </style:style>
    <style:style style:name="T10" style:parent-style-name="Tipodeletrapredefinidodoparágrafo" style:family="text">
      <style:text-properties fo:background-color="#00FF00"/>
    </style:style>
    <style:style style:name="T11" style:parent-style-name="Tipodeletrapredefinidodoparágrafo" style:family="text">
      <style:text-properties fo:background-color="#00FF00"/>
    </style:style>
  </office:automatic-styles>
  <office:body>
    <office:text text:use-soft-page-breaks="true">
      <text:p text:style-name="P1">Semana 1</text:p>
      <text:p text:style-name="P2">TPC</text:p>
      <text:p text:style-name="Normal">Realizar exercício proposto no final dos slides:</text:p>
      <text:list text:style-name="LFO1" text:continue-numbering="true">
        <text:list-item>
          <text:p text:style-name="P3"><text:span text:style-name="T4">Na classe que representa o dataset, criar um método para fazer uma divisão entre casos de treino e teste (dada a percentagem de casos de teste como parâmetro e assumindo uma divisão aleatória)</text:span><text:s/>.</text:p>
        </text:list-item>
        <text:list-item>
          <text:p text:style-name="P5">Na classe de regressão logística criar métodos que permitam:<text:s/></text:p>
          <text:list text:continue-numbering="true">
            <text:list-item>
              <text:p text:style-name="P6">Prever a saída para um conjunto de exemplos<text:s/>.</text:p>
            </text:list-item>
            <text:list-item>
              <text:p text:style-name="P7">Calcular a percentagem de acertos de um modelo num dataset (usando o anterior).<text:s/></text:p>
            </text:list-item>
            <text:list-item>
              <text:p text:style-name="P8">Fazer a divisão do dataset em treino e teste (usando o primeiro método referido), treinar um modelo de regressão logística nos casos de treino e calcular a percentagem de acertos nos casos de teste<text:s/>.</text:p>
            </text:list-item>
          </text:list>
        </text:list-item>
        <text:list-item>
          <text:p text:style-name="P9"><text:span text:style-name="T10">Aplicar este “pipeline” ao dataset hearts-bin e comparar os resultados das diferentes abordagens</text:span><text:span text:style-name="T11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nrique Parola Meziara da Costa</meta:initial-creator>
    <dc:creator>Henrique Parola Meziara da Costa</dc:creator>
    <meta:creation-date>2023-02-20T16:30:00Z</meta:creation-date>
    <dc:date>2023-02-21T17:31:00Z</dc:date>
    <meta:template xlink:href="Normal" xlink:type="simple"/>
    <meta:editing-cycles>4</meta:editing-cycles>
    <meta:editing-duration>PT13680S</meta:editing-duration>
    <meta:document-statistic meta:page-count="1" meta:paragraph-count="1" meta:word-count="116" meta:character-count="743" meta:row-count="5" meta:non-whitespace-character-count="628"/>
  </office:meta>
</office:document-meta>
</file>